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din </meta:initial-creator>
    <meta:creation-date>2012-09-05T10:19:37</meta:creation-date>
    <dc:date>2012-09-05T10:20:49</dc:date>
    <dc:creator>odin </dc:creator>
    <meta:editing-duration>PT25S</meta:editing-duration>
    <meta:editing-cycles>1</meta:editing-cycles>
    <meta:generator>LibreOffice/3.3$Unix LibreOffice_project/330m19$Build-401</meta:generator>
    <meta:document-statistic meta:table-count="0" meta:image-count="0" meta:object-count="0" meta:page-count="1" meta:paragraph-count="1" meta:word-count="1" meta:character-count="4"/>
  </office:meta>
</office:document-meta>
</file>